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Title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ubtitle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text-align="justify" fo:break-before="auto" fo:text-indent="1.27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>
      <style:text-properties fo:font-style="italic" style:font-style-asian="italic" style:font-style-complex="italic" fo:color="#ff0000"/>
    </style:style>
    <style:style style:name="T14_201" style:family="text">
      <style:text-properties fo:font-style="italic" style:font-style-asian="italic" style:font-style-complex="italic" fo:color="#ff0000"/>
    </style:style>
    <style:style style:name="T14_202" style:family="text">
      <style:text-properties fo:font-style="italic" style:font-style-asian="italic" style:font-style-complex="italic" fo:color="#ff0000"/>
    </style:style>
    <style:style style:name="T14_203" style:family="text">
      <style:text-properties fo:font-style="italic" style:font-style-asian="italic" style:font-style-complex="italic" fo:color="#ff0000"/>
    </style:style>
    <style:style style:name="T14_204" style:family="text">
      <style:text-properties fo:font-style="italic" style:font-style-asian="italic" style:font-style-complex="italic" fo:color="#ff0000"/>
    </style:style>
    <style:style style:name="T14_205" style:family="text">
      <style:text-properties fo:font-style="italic" style:font-style-asian="italic" style:font-style-complex="italic" fo:color="#ff0000"/>
    </style:style>
    <style:style style:name="T14_206" style:family="text">
      <style:text-properties fo:font-style="italic" style:font-style-asian="italic" style:font-style-complex="italic" fo:color="#ff0000"/>
    </style:style>
    <style:style style:name="T14_207" style:family="text">
      <style:text-properties fo:font-style="italic" style:font-style-asian="italic" style:font-style-complex="italic" fo:color="#ff0000"/>
    </style:style>
    <style:style style:name="T14_208" style:family="text">
      <style:text-properties fo:font-style="italic" style:font-style-asian="italic" style:font-style-complex="italic" fo:color="#ff0000"/>
    </style:style>
    <style:style style:name="T14_209" style:family="text">
      <style:text-properties fo:font-style="italic" style:font-style-asian="italic" style:font-style-complex="italic" fo:color="#ff0000"/>
    </style:style>
    <style:style style:name="T14_210" style:family="text">
      <style:text-properties fo:font-style="italic" style:font-style-asian="italic" style:font-style-complex="italic" fo:color="#ff0000"/>
    </style:style>
    <style:style style:name="T14_211" style:family="text">
      <style:text-properties fo:font-style="italic" style:font-style-asian="italic" style:font-style-complex="italic" fo:color="#ff0000"/>
    </style:style>
    <style:style style:name="T14_212" style:family="text">
      <style:text-properties fo:font-style="italic" style:font-style-asian="italic" style:font-style-complex="italic" fo:color="#ff0000"/>
    </style:style>
    <style:style style:name="T14_213" style:family="text">
      <style:text-properties fo:font-style="italic" style:font-style-asian="italic" style:font-style-complex="italic" fo:color="#ff0000"/>
    </style:style>
    <style:style style:name="T14_214" style:family="text">
      <style:text-properties fo:font-style="italic" style:font-style-asian="italic" style:font-style-complex="italic" fo:color="#ff0000"/>
    </style:style>
    <style:style style:name="T14_215" style:family="text">
      <style:text-properties fo:font-style="italic" style:font-style-asian="italic" style:font-style-complex="italic" fo:color="#ff0000"/>
    </style:style>
    <style:style style:name="T14_216" style:family="text">
      <style:text-properties fo:font-style="italic" style:font-style-asian="italic" style:font-style-complex="italic" fo:color="#ff0000"/>
    </style:style>
    <style:style style:name="T14_217" style:family="text">
      <style:text-properties fo:font-style="italic" style:font-style-asian="italic" style:font-style-complex="italic" fo:color="#ff0000"/>
    </style:style>
    <style:style style:name="T14_218" style:family="text">
      <style:text-properties fo:font-style="italic" style:font-style-asian="italic" style:font-style-complex="italic" fo:color="#ff0000"/>
    </style:style>
    <style:style style:name="T14_219" style:family="text">
      <style:text-properties fo:font-style="italic" style:font-style-asian="italic" style:font-style-complex="italic" fo:color="#ff0000"/>
    </style:style>
    <style:style style:name="T14_220" style:family="text">
      <style:text-properties fo:font-style="italic" style:font-style-asian="italic" style:font-style-complex="italic" fo:color="#ff0000"/>
    </style:style>
    <style:style style:name="T14_221" style:family="text">
      <style:text-properties fo:font-style="italic" style:font-style-asian="italic" style:font-style-complex="italic" fo:color="#ff0000"/>
    </style:style>
    <style:style style:name="T14_222" style:family="text">
      <style:text-properties fo:font-style="italic" style:font-style-asian="italic" style:font-style-complex="italic" fo:color="#ff0000"/>
    </style:style>
    <style:style style:name="T14_223" style:family="text">
      <style:text-properties fo:font-style="italic" style:font-style-asian="italic" style:font-style-complex="italic" fo:color="#ff0000"/>
    </style:style>
    <style:style style:name="T14_224" style:family="text">
      <style:text-properties fo:font-style="italic" style:font-style-asian="italic" style:font-style-complex="italic" fo:color="#ff0000"/>
    </style:style>
    <style:style style:name="T14_225" style:family="text">
      <style:text-properties fo:font-style="italic" style:font-style-asian="italic" style:font-style-complex="italic" fo:color="#ff0000"/>
    </style:style>
    <style:style style:name="T14_226" style:family="text">
      <style:text-properties fo:font-style="italic" style:font-style-asian="italic" style:font-style-complex="italic" fo:color="#ff0000"/>
    </style:style>
    <style:style style:name="T14_227" style:family="text">
      <style:text-properties fo:font-style="italic" style:font-style-asian="italic" style:font-style-complex="italic" fo:color="#ff0000"/>
    </style:style>
    <style:style style:name="T14_228" style:family="text">
      <style:text-properties fo:font-style="italic" style:font-style-asian="italic" style:font-style-complex="italic" fo:color="#ff0000"/>
    </style:style>
    <style:style style:name="T14_229" style:family="text">
      <style:text-properties fo:font-style="italic" style:font-style-asian="italic" style:font-style-complex="italic" fo:color="#ff0000"/>
    </style:style>
    <style:style style:name="T14_230" style:family="text">
      <style:text-properties fo:font-style="italic" style:font-style-asian="italic" style:font-style-complex="italic" fo:color="#ff0000"/>
    </style:style>
    <style:style style:name="T14_231" style:family="text">
      <style:text-properties fo:font-style="italic" style:font-style-asian="italic" style:font-style-complex="italic" fo:color="#ff0000"/>
    </style:style>
    <style:style style:name="T14_232" style:family="text">
      <style:text-properties fo:font-style="italic" style:font-style-asian="italic" style:font-style-complex="italic" fo:color="#ff0000"/>
    </style:style>
    <style:style style:name="T14_233" style:family="text">
      <style:text-properties fo:font-style="italic" style:font-style-asian="italic" style:font-style-complex="italic" fo:color="#ff0000"/>
    </style:style>
    <style:style style:name="T14_234" style:family="text">
      <style:text-properties fo:font-style="italic" style:font-style-asian="italic" style:font-style-complex="italic" fo:color="#ff0000"/>
    </style:style>
    <style:style style:name="T14_235" style:family="text">
      <style:text-properties fo:font-style="italic" style:font-style-asian="italic" style:font-style-complex="italic" fo:color="#ff0000"/>
    </style:style>
    <style:style style:name="T14_236" style:family="text">
      <style:text-properties fo:font-style="italic" style:font-style-asian="italic" style:font-style-complex="italic" fo:color="#ff0000"/>
    </style:style>
    <style:style style:name="T14_237" style:family="text">
      <style:text-properties fo:font-style="italic" style:font-style-asian="italic" style:font-style-complex="italic" fo:color="#ff0000"/>
    </style:style>
    <style:style style:name="T14_238" style:family="text">
      <style:text-properties fo:font-style="italic" style:font-style-asian="italic" style:font-style-complex="italic" fo:color="#ff0000"/>
    </style:style>
    <style:style style:name="T14_239" style:family="text">
      <style:text-properties fo:font-style="italic" style:font-style-asian="italic" style:font-style-complex="italic" fo:color="#ff0000"/>
    </style:style>
    <style:style style:name="T14_240" style:family="text">
      <style:text-properties fo:font-style="italic" style:font-style-asian="italic" style:font-style-complex="italic" fo:color="#ff0000"/>
    </style:style>
    <style:style style:name="T14_241" style:family="text">
      <style:text-properties fo:font-style="italic" style:font-style-asian="italic" style:font-style-complex="italic" fo:color="#ff0000"/>
    </style:style>
    <style:style style:name="T14_242" style:family="text">
      <style:text-properties fo:font-style="italic" style:font-style-asian="italic" style:font-style-complex="italic" fo:color="#ff0000"/>
    </style:style>
    <style:style style:name="T14_243" style:family="text">
      <style:text-properties fo:font-style="italic" style:font-style-asian="italic" style:font-style-complex="italic" fo:color="#ff0000"/>
    </style:style>
    <style:style style:name="T14_244" style:family="text">
      <style:text-properties fo:font-style="italic" style:font-style-asian="italic" style:font-style-complex="italic" fo:color="#ff0000"/>
    </style:style>
    <style:style style:name="T14_245" style:family="text">
      <style:text-properties fo:font-style="italic" style:font-style-asian="italic" style:font-style-complex="italic" fo:color="#ff0000"/>
    </style:style>
    <style:style style:name="T14_246" style:family="text">
      <style:text-properties fo:font-style="italic" style:font-style-asian="italic" style:font-style-complex="italic" fo:color="#ff0000"/>
    </style:style>
    <style:style style:name="T14_247" style:family="text">
      <style:text-properties fo:font-style="italic" style:font-style-asian="italic" style:font-style-complex="italic" fo:color="#ff0000"/>
    </style:style>
    <style:style style:name="T14_248" style:family="text">
      <style:text-properties fo:font-style="italic" style:font-style-asian="italic" style:font-style-complex="italic" fo:color="#ff0000"/>
    </style:style>
    <style:style style:name="T14_249" style:family="text">
      <style:text-properties fo:font-style="italic" style:font-style-asian="italic" style:font-style-complex="italic" fo:color="#ff0000"/>
    </style:style>
    <style:style style:name="T14_250" style:family="text">
      <style:text-properties fo:font-style="italic" style:font-style-asian="italic" style:font-style-complex="italic" fo:color="#ff0000"/>
    </style:style>
    <style:style style:name="T14_251" style:family="text">
      <style:text-properties fo:font-style="italic" style:font-style-asian="italic" style:font-style-complex="italic" fo:color="#ff0000"/>
    </style:style>
    <style:style style:name="T14_252" style:family="text">
      <style:text-properties fo:font-style="italic" style:font-style-asian="italic" style:font-style-complex="italic" fo:color="#ff0000"/>
    </style:style>
    <style:style style:name="T14_253" style:family="text">
      <style:text-properties fo:font-style="italic" style:font-style-asian="italic" style:font-style-complex="italic" fo:color="#ff0000"/>
    </style:style>
    <style:style style:name="T14_254" style:family="text">
      <style:text-properties fo:font-style="italic" style:font-style-asian="italic" style:font-style-complex="italic" fo:color="#ff0000"/>
    </style:style>
    <style:style style:name="T14_255" style:family="text">
      <style:text-properties fo:font-style="italic" style:font-style-asian="italic" style:font-style-complex="italic" fo:color="#ff0000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P16" style:family="paragraph" style:parent-style-name="Heading_20_1">
      <style:paragraph-properties fo:text-align="justify"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P18" style:family="paragraph" style:parent-style-name="Heading_20_1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T26_27" style:family="text"/>
    <style:style style:name="T26_28" style:family="text">
      <style:text-properties fo:color="#1155cc" style:text-underline-style="solid" style:text-underline-color="font-color"/>
    </style:style>
    <style:style style:name="T26_29" style:family="text"/>
    <style:style style:name="T26_3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T28_29" style:family="text"/>
    <style:style style:name="T28_30" style:family="text">
      <style:text-properties fo:color="#1155cc" style:text-underline-style="solid" style:text-underline-color="font-color"/>
    </style:style>
    <style:style style:name="T28_31" style:family="text"/>
    <style:style style:name="T28_32" style:family="text">
      <style:text-properties fo:color="#1155cc" style:text-underline-style="solid" style:text-underline-color="font-color"/>
    </style:style>
    <style:style style:name="T28_33" style:family="text"/>
    <style:style style:name="T28_34" style:family="text">
      <style:text-properties fo:color="#1155cc" style:text-underline-style="solid" style:text-underline-color="font-color"/>
    </style:style>
    <style:style style:name="T28_35" style:family="text"/>
    <style:style style:name="T28_36" style:family="text">
      <style:text-properties fo:color="#1155cc" style:text-underline-style="solid" style:text-underline-color="font-color"/>
    </style:style>
    <style:style style:name="T28_37" style:family="text"/>
    <style:style style:name="T28_38" style:family="text">
      <style:text-properties fo:color="#1155cc" style:text-underline-style="solid" style:text-underline-color="font-color"/>
    </style:style>
    <style:style style:name="T28_39" style:family="text"/>
    <style:style style:name="T28_40" style:family="text">
      <style:text-properties fo:color="#1155cc" style:text-underline-style="solid" style:text-underline-color="font-color"/>
    </style:style>
    <style:style style:name="T28_41" style:family="text"/>
    <style:style style:name="T28_42" style:family="text">
      <style:text-properties fo:color="#1155cc" style:text-underline-style="solid" style:text-underline-color="font-color"/>
    </style:style>
    <style:style style:name="T28_43" style:family="text"/>
    <style:style style:name="T28_44" style:family="text">
      <style:text-properties fo:color="#1155cc" style:text-underline-style="solid" style:text-underline-color="font-color"/>
    </style:style>
    <style:style style:name="T28_45" style:family="text"/>
    <style:style style:name="T28_46" style:family="text">
      <style:text-properties fo:color="#1155cc" style:text-underline-style="solid" style:text-underline-color="font-color"/>
    </style:style>
    <style:style style:name="T28_47" style:family="text"/>
    <style:style style:name="T28_48" style:family="text">
      <style:text-properties fo:color="#1155cc" style:text-underline-style="solid" style:text-underline-color="font-color"/>
    </style:style>
    <style:style style:name="T28_49" style:family="text"/>
    <style:style style:name="T28_50" style:family="text">
      <style:text-properties fo:color="#1155cc" style:text-underline-style="solid" style:text-underline-color="font-color"/>
    </style:style>
    <style:style style:name="T28_51" style:family="text"/>
    <style:style style:name="T28_5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>
      <style:text-properties fo:color="#1155cc" style:text-underline-style="solid" style:text-underline-color="font-color"/>
    </style:style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>
      <style:text-properties fo:color="#1155cc" style:text-underline-style="solid" style:text-underline-color="font-color"/>
    </style:style>
    <style:style style:name="T30_17" style:family="text"/>
    <style:style style:name="T30_18" style:family="text">
      <style:text-properties fo:color="#1155cc" style:text-underline-style="solid" style:text-underline-color="font-color"/>
    </style:style>
    <style:style style:name="T30_19" style:family="text"/>
    <style:style style:name="T30_20" style:family="text">
      <style:text-properties fo:color="#1155cc" style:text-underline-style="solid" style:text-underline-color="font-color"/>
    </style:style>
    <style:style style:name="T30_21" style:family="text"/>
    <style:style style:name="T30_22" style:family="text">
      <style:text-properties fo:color="#1155cc" style:text-underline-style="solid" style:text-underline-color="font-color"/>
    </style:style>
    <style:style style:name="T30_23" style:family="text"/>
    <style:style style:name="T30_24" style:family="text">
      <style:text-properties fo:color="#1155cc" style:text-underline-style="solid" style:text-underline-color="font-color"/>
    </style:style>
    <style:style style:name="T30_25" style:family="text"/>
    <style:style style:name="T30_26" style:family="text">
      <style:text-properties fo:color="#1155cc" style:text-underline-style="solid" style:text-underline-color="font-color"/>
    </style:style>
    <style:style style:name="T30_27" style:family="text"/>
    <style:style style:name="T30_28" style:family="text">
      <style:text-properties fo:color="#1155cc" style:text-underline-style="solid" style:text-underline-color="font-color"/>
    </style:style>
    <style:style style:name="T30_29" style:family="text"/>
    <style:style style:name="T30_30" style:family="text">
      <style:text-properties fo:color="#1155cc" style:text-underline-style="solid" style:text-underline-color="font-color"/>
    </style:style>
    <style:style style:name="T30_31" style:family="text"/>
    <style:style style:name="T30_3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Épeuvre</text:span><text:span text:style-name="T1_2"><text:s/></text:span><text:span text:style-name="T1_3">Bibliographique</text:span><text:span text:style-name="T1_4"><text:s/></text:span><text:span text:style-name="T1_5">Tutorée</text:span></text:p>
      <text:p text:style-name="P2"><text:span text:style-name="T2_1">Lopes</text:span><text:span text:style-name="T2_2"><text:s/></text:span><text:span text:style-name="T2_3">do</text:span><text:span text:style-name="T2_4"><text:s/></text:span><text:span text:style-name="T2_5">Sacramento</text:span><text:span text:style-name="T2_6">,<text:s/></text:span><text:span text:style-name="T2_7">Cynthia</text:span></text:p>
      <text:p text:style-name="P3"><text:span text:style-name="T3_1">Bull</text:span><text:span text:style-name="T3_2"><text:s/></text:span><text:span text:style-name="T3_3">SAS</text:span></text:p>
      <text:p text:style-name="P4"/>
      <text:p text:style-name="P5"><text:bookmark-start text:name="h.ofz5gc2u44pv"/><text:bookmark-end text:name="h.ofz5gc2u44pv"/><text:span text:style-name="T5_1">SDN</text:span><text:span text:style-name="T5_2"><text:s/>:<text:s/></text:span><text:span text:style-name="T5_3">Software</text:span><text:span text:style-name="T5_4"><text:s/></text:span><text:span text:style-name="T5_5">Defined</text:span><text:span text:style-name="T5_6"><text:s/></text:span><text:span text:style-name="T5_7">Networking</text:span></text:p>
      <text:p text:style-name="P6"><text:bookmark-start text:name="h.7ccov4aodc0u"/><text:bookmark-end text:name="h.7ccov4aodc0u"/><text:span text:style-name="T6_1">Réseau</text:span><text:span text:style-name="T6_2"><text:s/></text:span><text:span text:style-name="T6_3">Informatiques</text:span><text:span text:style-name="T6_4"><text:s/></text:span><text:span text:style-name="T6_5">Défini</text:span><text:span text:style-name="T6_6"><text:s/></text:span><text:span text:style-name="T6_7">par</text:span><text:span text:style-name="T6_8"><text:s/></text:span><text:span text:style-name="T6_9">Logiciel</text:span></text:p>
      <text:h text:style-name="P7" text:outline-level="10"><text:bookmark-start text:name="h.2xmze9fiuln1"/><text:bookmark-end text:name="h.2xmze9fiuln1"/><text:span text:style-name="T7_1">Mots</text:span><text:span text:style-name="T7_2"><text:s/></text:span><text:span text:style-name="T7_3">Clés</text:span></text:h>
      <text:p text:style-name="P8"><text:span text:style-name="T8_1">SDN</text:span><text:span text:style-name="T8_2">,<text:s/></text:span><text:span text:style-name="T8_3">Software</text:span><text:span text:style-name="T8_4"><text:s/></text:span><text:span text:style-name="T8_5">Defined</text:span><text:span text:style-name="T8_6"><text:s/></text:span><text:span text:style-name="T8_7">Networking</text:span><text:span text:style-name="T8_8">,<text:s/></text:span><text:span text:style-name="T8_9">Réseau</text:span><text:span text:style-name="T8_10"><text:s/></text:span><text:span text:style-name="T8_11">défini</text:span><text:span text:style-name="T8_12"><text:s/></text:span><text:span text:style-name="T8_13">par</text:span><text:span text:style-name="T8_14"><text:s/></text:span><text:span text:style-name="T8_15">logiciel</text:span><text:span text:style-name="T8_16">,<text:s/></text:span><text:span text:style-name="T8_17">Openflow</text:span><text:span text:style-name="T8_18">,<text:s/></text:span><text:span text:style-name="T8_19">control</text:span><text:span text:style-name="T8_20"><text:s/></text:span><text:span text:style-name="T8_21">plane</text:span><text:span text:style-name="T8_22">,<text:s/></text:span><text:span text:style-name="T8_23">data</text:span><text:span text:style-name="T8_24"><text:s/></text:span><text:span text:style-name="T8_25">plane</text:span><text:span text:style-name="T8_26">,<text:s/></text:span><text:span text:style-name="T8_27">centralisation</text:span><text:span text:style-name="T8_28">,<text:s/></text:span><text:span text:style-name="T8_29">virtualisation</text:span></text:p>
      <text:p text:style-name="P9"><text:span text:style-name="T9_1">Network</text:span><text:span text:style-name="T9_2"><text:s/></text:span><text:span text:style-name="T9_3">Operating</text:span><text:span text:style-name="T9_4"><text:s/></text:span><text:span text:style-name="T9_5">system</text:span><text:span text:style-name="T9_6">,<text:s/></text:span><text:span text:style-name="T9_7">Programmable</text:span><text:span text:style-name="T9_8"><text:s/></text:span><text:span text:style-name="T9_9">networks</text:span></text:p>
      <text:h text:style-name="P10" text:outline-level="10"><text:bookmark-start text:name="h.mxg54qzxmmi"/><text:bookmark-end text:name="h.mxg54qzxmmi"/><text:span text:style-name="T10_1">Résumé</text:span></text:h>
      <text:p text:style-name="P11"><text:span text:style-name="T11_1">Nouveau</text:span><text:span text:style-name="T11_2"><text:s/></text:span><text:span text:style-name="T11_3">paradigme</text:span><text:span text:style-name="T11_4"><text:s/></text:span><text:span text:style-name="T11_5">pour</text:span><text:span text:style-name="T11_6"><text:s/></text:span><text:span text:style-name="T11_7">les</text:span><text:span text:style-name="T11_8"><text:s/></text:span><text:span text:style-name="T11_9">réseaux</text:span><text:span text:style-name="T11_10"><text:s/></text:span><text:span text:style-name="T11_11">informatiques</text:span><text:span text:style-name="T11_12"><text:s/></text:span><text:span text:style-name="T11_13">beaucoup</text:span><text:span text:style-name="T11_14"><text:s/></text:span><text:span text:style-name="T11_15">discuté</text:span><text:span text:style-name="T11_16"><text:s/></text:span><text:span text:style-name="T11_17">dans</text:span><text:span text:style-name="T11_18"><text:s/></text:span><text:span text:style-name="T11_19">l</text:span><text:span text:style-name="T11_20">’</text:span><text:span text:style-name="T11_21">actualité</text:span><text:span text:style-name="T11_22">.<text:s/></text:span><text:span text:style-name="T11_23">Il</text:span><text:span text:style-name="T11_24"><text:s/></text:span><text:span text:style-name="T11_25">propose</text:span><text:span text:style-name="T11_26"><text:s/></text:span><text:span text:style-name="T11_27">une</text:span><text:span text:style-name="T11_28"><text:s/></text:span><text:span text:style-name="T11_29">nouvelle</text:span><text:span text:style-name="T11_30"><text:s/></text:span><text:span text:style-name="T11_31">architecture</text:span><text:span text:style-name="T11_32"><text:s/></text:span><text:span text:style-name="T11_33">pour</text:span><text:span text:style-name="T11_34"><text:s/></text:span><text:span text:style-name="T11_35">les</text:span><text:span text:style-name="T11_36"><text:s/></text:span><text:span text:style-name="T11_37">systèmes</text:span><text:span text:style-name="T11_38"><text:s/></text:span><text:span text:style-name="T11_39">réseaux</text:span><text:span text:style-name="T11_40"><text:s/></text:span><text:span text:style-name="T11_41">grâce</text:span><text:span text:style-name="T11_42"><text:s/></text:span><text:span text:style-name="T11_43">à</text:span><text:span text:style-name="T11_44"><text:s/></text:span><text:span text:style-name="T11_45">l</text:span><text:span text:style-name="T11_46">’</text:span><text:span text:style-name="T11_47">abstraction</text:span><text:span text:style-name="T11_48"><text:s/></text:span><text:span text:style-name="T11_49">de</text:span><text:span text:style-name="T11_50"><text:s/></text:span><text:span text:style-name="T11_51">l</text:span><text:span text:style-name="T11_52">’</text:span><text:span text:style-name="T11_53">intelligence</text:span><text:span text:style-name="T11_54"><text:s/></text:span><text:span text:style-name="T11_55">de</text:span><text:span text:style-name="T11_56"><text:s/></text:span><text:span text:style-name="T11_57">ses</text:span><text:span text:style-name="T11_58"><text:s/></text:span><text:span text:style-name="T11_59">services</text:span><text:span text:style-name="T11_60"><text:s/></text:span><text:span text:style-name="T11_61">dans</text:span><text:span text:style-name="T11_62"><text:s/></text:span><text:span text:style-name="T11_63">une</text:span><text:span text:style-name="T11_64"><text:s/></text:span><text:span text:style-name="T11_65">couche</text:span><text:span text:style-name="T11_66"><text:s/></text:span><text:span text:style-name="T11_67">appelée</text:span><text:span text:style-name="T11_68"><text:s/>“</text:span><text:span text:style-name="T11_69">contrôleur</text:span><text:span text:style-name="T11_70">”.<text:s/></text:span><text:span text:style-name="T11_71">Dans</text:span><text:span text:style-name="T11_72"><text:s/></text:span><text:span text:style-name="T11_73">cette</text:span><text:span text:style-name="T11_74"><text:s/></text:span><text:span text:style-name="T11_75">architecture</text:span><text:span text:style-name="T11_76">,<text:s/></text:span><text:span text:style-name="T11_77">le</text:span><text:span text:style-name="T11_78"><text:s/></text:span><text:span text:style-name="T11_79">contrôle</text:span><text:span text:style-name="T11_80"><text:s/></text:span><text:span text:style-name="T11_81">et</text:span><text:span text:style-name="T11_82"><text:s/></text:span><text:span text:style-name="T11_83">la</text:span><text:span text:style-name="T11_84"><text:s/></text:span><text:span text:style-name="T11_85">transmission</text:span><text:span text:style-name="T11_86"><text:s/></text:span><text:span text:style-name="T11_87">sont</text:span><text:span text:style-name="T11_88"><text:s/></text:span><text:span text:style-name="T11_89">découpés</text:span><text:span text:style-name="T11_90">,<text:s/></text:span><text:span text:style-name="T11_91">ce</text:span><text:span text:style-name="T11_92"><text:s/></text:span><text:span text:style-name="T11_93">qui</text:span><text:span text:style-name="T11_94"><text:s/></text:span><text:span text:style-name="T11_95">rend</text:span><text:span text:style-name="T11_96"><text:s/></text:span><text:span text:style-name="T11_97">la</text:span><text:span text:style-name="T11_98"><text:s/></text:span><text:span text:style-name="T11_99">partie</text:span><text:span text:style-name="T11_100"><text:s/></text:span><text:span text:style-name="T11_101">contrôle</text:span><text:span text:style-name="T11_102"><text:s/></text:span><text:span text:style-name="T11_103">directement</text:span><text:span text:style-name="T11_104"><text:s/></text:span><text:span text:style-name="T11_105">programmable</text:span><text:span text:style-name="T11_106">.<text:s/></text:span><text:span text:style-name="T11_107">Cette</text:span><text:span text:style-name="T11_108"><text:s/></text:span><text:span text:style-name="T11_109">abstraction</text:span><text:span text:style-name="T11_110"><text:s/></text:span><text:span text:style-name="T11_111">ouvre</text:span><text:span text:style-name="T11_112"><text:s/></text:span><text:span text:style-name="T11_113">une</text:span><text:span text:style-name="T11_114"><text:s/></text:span><text:span text:style-name="T11_115">vaste</text:span><text:span text:style-name="T11_116"><text:s/></text:span><text:span text:style-name="T11_117">gamme</text:span><text:span text:style-name="T11_118"><text:s/></text:span><text:span text:style-name="T11_119">de</text:span><text:span text:style-name="T11_120"><text:s/></text:span><text:span text:style-name="T11_121">possibilités</text:span><text:span text:style-name="T11_122"><text:s/></text:span><text:span text:style-name="T11_123">aux</text:span><text:span text:style-name="T11_124"><text:s/></text:span><text:span text:style-name="T11_125">applications</text:span><text:span text:style-name="T11_126"><text:s/></text:span><text:span text:style-name="T11_127">et</text:span><text:span text:style-name="T11_128"><text:s/></text:span><text:span text:style-name="T11_129">services</text:span><text:span text:style-name="T11_130"><text:s/></text:span><text:span text:style-name="T11_131">réseaux</text:span><text:span text:style-name="T11_132">.</text:span></text:p>
      <text:h text:style-name="P12" text:outline-level="10"><text:bookmark-start text:name="h.pe2citdndr3v"/><text:bookmark-end text:name="h.pe2citdndr3v"/><text:span text:style-name="T12_1">Pour</text:span><text:span text:style-name="T12_2"><text:s/></text:span><text:span text:style-name="T12_3">quoi</text:span><text:span text:style-name="T12_4"><text:s/>?<text:s/></text:span><text:span text:style-name="T12_5">Contexte</text:span><text:span text:style-name="T12_6">,<text:s/></text:span><text:span text:style-name="T12_7">objectifs</text:span><text:span text:style-name="T12_8">,<text:s/></text:span><text:span text:style-name="T12_9">enjeux</text:span><text:span text:style-name="T12_10">,<text:s/></text:span><text:span text:style-name="T12_11">bénéfices</text:span></text:h>
      <text:p text:style-name="P13"/>
      <text:p text:style-name="P14"><text:span text:style-name="T14_1"><text:tab/></text:span><text:span text:style-name="T14_2">Le</text:span><text:span text:style-name="T14_3"><text:s/></text:span><text:span text:style-name="T14_4">scénario</text:span><text:span text:style-name="T14_5"><text:s/></text:span><text:span text:style-name="T14_6">en</text:span><text:span text:style-name="T14_7"><text:s/></text:span><text:span text:style-name="T14_8">place</text:span><text:span text:style-name="T14_9"><text:s/></text:span><text:span text:style-name="T14_10">pour</text:span><text:span text:style-name="T14_11"><text:s/></text:span><text:span text:style-name="T14_12">l</text:span><text:span text:style-name="T14_13">’</text:span><text:span text:style-name="T14_14">architecture</text:span><text:span text:style-name="T14_15"><text:s/></text:span><text:span text:style-name="T14_16">réseau</text:span><text:span text:style-name="T14_17"><text:s/></text:span><text:span text:style-name="T14_18">est</text:span><text:span text:style-name="T14_19"><text:s/></text:span><text:span text:style-name="T14_20">l</text:span><text:span text:style-name="T14_21">’</text:span><text:span text:style-name="T14_22">assemblage</text:span><text:span text:style-name="T14_23"><text:s/></text:span><text:span text:style-name="T14_24">de</text:span><text:span text:style-name="T14_25"><text:s/></text:span><text:span text:style-name="T14_26">plusieurs</text:span><text:span text:style-name="T14_27"><text:s/></text:span><text:span text:style-name="T14_28">équipements</text:span><text:span text:style-name="T14_29"><text:s/></text:span><text:span text:style-name="T14_30">actifs</text:span><text:span text:style-name="T14_31"><text:s/></text:span><text:span text:style-name="T14_32">chacun</text:span><text:span text:style-name="T14_33"><text:s/></text:span><text:span text:style-name="T14_34">composé</text:span><text:span text:style-name="T14_35"><text:s/></text:span><text:span text:style-name="T14_36">de</text:span><text:span text:style-name="T14_37"><text:s/></text:span><text:span text:style-name="T14_38">trois</text:span><text:span text:style-name="T14_39"><text:s/></text:span><text:span text:style-name="T14_40">plans</text:span><text:span text:style-name="T14_41"><text:s/></text:span><text:span text:style-name="T14_42">conceptuels</text:span><text:span text:style-name="T14_43"><text:s/></text:span><text:span text:style-name="T14_44">d</text:span><text:span text:style-name="T14_45">’</text:span><text:span text:style-name="T14_46">opération</text:span><text:span text:style-name="T14_47"><text:s/>:<text:s/></text:span><text:span text:style-name="T14_48">Transmission</text:span><text:span text:style-name="T14_49">,<text:s/></text:span><text:span text:style-name="T14_50">Contrôle</text:span><text:span text:style-name="T14_51"><text:s/></text:span><text:span text:style-name="T14_52">et</text:span><text:span text:style-name="T14_53"><text:s/></text:span><text:span text:style-name="T14_54">Management</text:span><text:span text:style-name="T14_55">.<text:s/></text:span><text:span text:style-name="T14_56">Cet</text:span><text:span text:style-name="T14_57"><text:s/></text:span><text:span text:style-name="T14_58">arrangement</text:span><text:span text:style-name="T14_59"><text:s/></text:span><text:span text:style-name="T14_60">impose</text:span><text:span text:style-name="T14_61"><text:s/></text:span><text:span text:style-name="T14_62">un</text:span><text:span text:style-name="T14_63"><text:s/></text:span><text:span text:style-name="T14_64">réseau</text:span><text:span text:style-name="T14_65"><text:s/></text:span><text:span text:style-name="T14_66">où</text:span><text:span text:style-name="T14_67"><text:s/></text:span><text:span text:style-name="T14_68">le</text:span><text:span text:style-name="T14_69"><text:s/></text:span><text:span text:style-name="T14_70">contrôle</text:span><text:span text:style-name="T14_71"><text:s/></text:span><text:span text:style-name="T14_72">est</text:span><text:span text:style-name="T14_73"><text:s/></text:span><text:span text:style-name="T14_74">largement</text:span><text:span text:style-name="T14_75"><text:s/></text:span><text:span text:style-name="T14_76">distribué</text:span><text:span text:style-name="T14_77"><text:s/></text:span><text:span text:style-name="T14_78">et</text:span><text:span text:style-name="T14_79"><text:s/></text:span><text:span text:style-name="T14_80">dépendant</text:span><text:span text:style-name="T14_81"><text:s/></text:span><text:span text:style-name="T14_82">de</text:span><text:span text:style-name="T14_83"><text:s/></text:span><text:span text:style-name="T14_84">la</text:span><text:span text:style-name="T14_85"><text:s/></text:span><text:span text:style-name="T14_86">configuration</text:span><text:span text:style-name="T14_87"><text:s/></text:span><text:span text:style-name="T14_88">de</text:span><text:span text:style-name="T14_89"><text:s/></text:span><text:span text:style-name="T14_90">chaque</text:span><text:span text:style-name="T14_91"><text:s/></text:span><text:span text:style-name="T14_92">noeud</text:span><text:span text:style-name="T14_93"><text:s/></text:span><text:span text:style-name="T14_94">engagé</text:span><text:span text:style-name="T14_95">.<text:s/></text:span><text:span text:style-name="T14_96">Ainsi</text:span><text:span text:style-name="T14_97"><text:s/></text:span><text:span text:style-name="T14_98">il</text:span><text:span text:style-name="T14_99"><text:s/></text:span><text:span text:style-name="T14_100">n</text:span><text:span text:style-name="T14_101">’</text:span><text:span text:style-name="T14_102">existe</text:span><text:span text:style-name="T14_103"><text:s/></text:span><text:span text:style-name="T14_104">pas</text:span><text:span text:style-name="T14_105"><text:s/></text:span><text:span text:style-name="T14_106">une</text:span><text:span text:style-name="T14_107"><text:s/></text:span><text:span text:style-name="T14_108">vision</text:span><text:span text:style-name="T14_109"><text:s/></text:span><text:span text:style-name="T14_110">globale</text:span><text:span text:style-name="T14_111"><text:s/></text:span><text:span text:style-name="T14_112">du</text:span><text:span text:style-name="T14_113"><text:s/></text:span><text:span text:style-name="T14_114">réseau</text:span><text:span text:style-name="T14_115">.<text:s/></text:span><text:span text:style-name="T14_116">Les</text:span><text:span text:style-name="T14_117"><text:s/></text:span><text:span text:style-name="T14_118">décisions</text:span><text:span text:style-name="T14_119"><text:s/></text:span><text:span text:style-name="T14_120">de</text:span><text:span text:style-name="T14_121"><text:s/></text:span><text:span text:style-name="T14_122">retransmission</text:span><text:span text:style-name="T14_123"><text:s/></text:span><text:span text:style-name="T14_124">sont</text:span><text:span text:style-name="T14_125"><text:s/></text:span><text:span text:style-name="T14_126">faites</text:span><text:span text:style-name="T14_127"><text:s/></text:span><text:span text:style-name="T14_128">à</text:span><text:span text:style-name="T14_129"><text:s/></text:span><text:span text:style-name="T14_130">partir</text:span><text:span text:style-name="T14_131"><text:s/></text:span><text:span text:style-name="T14_132">des</text:span><text:span text:style-name="T14_133"><text:s/></text:span><text:span text:style-name="T14_134">informations</text:span><text:span text:style-name="T14_135"><text:s/></text:span><text:span text:style-name="T14_136">que</text:span><text:span text:style-name="T14_137"><text:s/></text:span><text:span text:style-name="T14_138">chaque</text:span><text:span text:style-name="T14_139"><text:s/></text:span><text:span text:style-name="T14_140">noeud</text:span><text:span text:style-name="T14_141"><text:s/></text:span><text:span text:style-name="T14_142">détient</text:span><text:span text:style-name="T14_143"><text:s/></text:span><text:span text:style-name="T14_144">de</text:span><text:span text:style-name="T14_145"><text:s/></text:span><text:span text:style-name="T14_146">lui</text:span><text:span text:style-name="T14_147"><text:s/></text:span><text:span text:style-name="T14_148">et</text:span><text:span text:style-name="T14_149">,<text:s/></text:span><text:span text:style-name="T14_150">à</text:span><text:span text:style-name="T14_151"><text:s/></text:span><text:span text:style-name="T14_152">la</text:span><text:span text:style-name="T14_153"><text:s/></text:span><text:span text:style-name="T14_154">limite</text:span><text:span text:style-name="T14_155">,<text:s/></text:span><text:span text:style-name="T14_156">de</text:span><text:span text:style-name="T14_157"><text:s/></text:span><text:span text:style-name="T14_158">ses</text:span><text:span text:style-name="T14_159"><text:s/></text:span><text:span text:style-name="T14_160">voisins</text:span><text:span text:style-name="T14_161">.<text:s/></text:span><text:span text:style-name="T14_162">Cette</text:span><text:span text:style-name="T14_163"><text:s/></text:span><text:span text:style-name="T14_164">architecture</text:span><text:span text:style-name="T14_165">,<text:s/></text:span><text:span text:style-name="T14_166">dite</text:span><text:span text:style-name="T14_167"><text:s/>“</text:span><text:span text:style-name="T14_168">Réseau</text:span><text:span text:style-name="T14_169"><text:s/></text:span><text:span text:style-name="T14_170">Administrativement</text:span><text:span text:style-name="T14_171"><text:s/></text:span><text:span text:style-name="T14_172">Défini</text:span><text:span text:style-name="T14_173">”,<text:s/></text:span><text:span text:style-name="T14_174">implique</text:span><text:span text:style-name="T14_175"><text:s/></text:span><text:span text:style-name="T14_176">la</text:span><text:span text:style-name="T14_177"><text:s/></text:span><text:span text:style-name="T14_178">complexité</text:span><text:span text:style-name="T14_179"><text:s/></text:span><text:span text:style-name="T14_180">de</text:span><text:span text:style-name="T14_181"><text:s/></text:span><text:span text:style-name="T14_182">chaque</text:span><text:span text:style-name="T14_183"><text:s/></text:span><text:span text:style-name="T14_184">équipement</text:span><text:span text:style-name="T14_185"><text:s/></text:span><text:span text:style-name="T14_186">actif</text:span><text:span text:style-name="T14_187"><text:s/></text:span><text:span text:style-name="T14_188">et</text:span><text:span text:style-name="T14_189"><text:s/></text:span><text:span text:style-name="T14_190">alourdi</text:span><text:span text:style-name="T14_191"><text:s/></text:span><text:span text:style-name="T14_192">les</text:span><text:span text:style-name="T14_193"><text:s/></text:span><text:span text:style-name="T14_194">échanges</text:span><text:span text:style-name="T14_195"><text:s/></text:span><text:span text:style-name="T14_196">entre</text:span><text:span text:style-name="T14_197"><text:s/></text:span><text:span text:style-name="T14_198">eux</text:span><text:span text:style-name="T14_199">.<text:s/></text:span><text:span text:style-name="T14_200">Elle</text:span><text:span text:style-name="T14_201"><text:s/></text:span><text:span text:style-name="T14_202">amène</text:span><text:span text:style-name="T14_203"><text:s/></text:span><text:span text:style-name="T14_204">également</text:span><text:span text:style-name="T14_205"><text:s/></text:span><text:span text:style-name="T14_206">des</text:span><text:span text:style-name="T14_207"><text:s/></text:span><text:span text:style-name="T14_208">difficultés</text:span><text:span text:style-name="T14_209"><text:s/></text:span><text:span text:style-name="T14_210">de</text:span><text:span text:style-name="T14_211"><text:s/></text:span><text:span text:style-name="T14_212">gestion</text:span><text:span text:style-name="T14_213"><text:s/></text:span><text:span text:style-name="T14_214">du</text:span><text:span text:style-name="T14_215"><text:s/></text:span><text:span text:style-name="T14_216">dynamisme</text:span><text:span text:style-name="T14_217"><text:s/></text:span><text:span text:style-name="T14_218">des</text:span><text:span text:style-name="T14_219"><text:s/></text:span><text:span text:style-name="T14_220">réseaux</text:span><text:span text:style-name="T14_221"><text:s/></text:span><text:span text:style-name="T14_222">actuels</text:span><text:span text:style-name="T14_223">.<text:s/></text:span><text:span text:style-name="T14_224">Dans</text:span><text:span text:style-name="T14_225"><text:s/></text:span><text:span text:style-name="T14_226">ce</text:span><text:span text:style-name="T14_227"><text:s/></text:span><text:span text:style-name="T14_228">cadre</text:span><text:span text:style-name="T14_229">,<text:s/></text:span><text:span text:style-name="T14_230">les</text:span><text:span text:style-name="T14_231"><text:s/></text:span><text:span text:style-name="T14_232">noeuds</text:span><text:span text:style-name="T14_233"><text:s/></text:span><text:span text:style-name="T14_234">sont</text:span><text:span text:style-name="T14_235"><text:s/></text:span><text:span text:style-name="T14_236">ré</text:span><text:span text:style-name="T14_237">-</text:span><text:span text:style-name="T14_238">configurés</text:span><text:span text:style-name="T14_239"><text:s/></text:span><text:span text:style-name="T14_240">lors</text:span><text:span text:style-name="T14_241"><text:s/></text:span><text:span text:style-name="T14_242">d</text:span><text:span text:style-name="T14_243">’</text:span><text:span text:style-name="T14_244">un</text:span><text:span text:style-name="T14_245"><text:s/></text:span><text:span text:style-name="T14_246">changement</text:span><text:span text:style-name="T14_247"><text:s/></text:span><text:span text:style-name="T14_248">de</text:span><text:span text:style-name="T14_249"><text:s/></text:span><text:span text:style-name="T14_250">besoin</text:span><text:span text:style-name="T14_251"><text:s/></text:span><text:span text:style-name="T14_252">du</text:span><text:span text:style-name="T14_253"><text:s/></text:span><text:span text:style-name="T14_254">réseau</text:span><text:span text:style-name="T14_255">.</text:span></text:p>
      <text:p text:style-name="P15"><text:span text:style-name="T15_1"><text:tab/></text:span><text:span text:style-name="T15_2">Pour</text:span><text:span text:style-name="T15_3"><text:s/></text:span><text:span text:style-name="T15_4">répondre</text:span><text:span text:style-name="T15_5"><text:s/></text:span><text:span text:style-name="T15_6">à</text:span><text:span text:style-name="T15_7"><text:s/></text:span><text:span text:style-name="T15_8">ces</text:span><text:span text:style-name="T15_9"><text:s/></text:span><text:span text:style-name="T15_10">enjeux</text:span><text:span text:style-name="T15_11">,<text:s/></text:span><text:span text:style-name="T15_12">l</text:span><text:span text:style-name="T15_13">’</text:span><text:span text:style-name="T15_14">architecture</text:span><text:span text:style-name="T15_15"><text:s/></text:span><text:span text:style-name="T15_16">SDN</text:span><text:span text:style-name="T15_17">,<text:s/>“</text:span><text:span text:style-name="T15_18">Réseau</text:span><text:span text:style-name="T15_19"><text:s/></text:span><text:span text:style-name="T15_20">Défini</text:span><text:span text:style-name="T15_21"><text:s/></text:span><text:span text:style-name="T15_22">par</text:span><text:span text:style-name="T15_23"><text:s/></text:span><text:span text:style-name="T15_24">Logiciel</text:span><text:span text:style-name="T15_25">”<text:s/></text:span><text:span text:style-name="T15_26">a</text:span><text:span text:style-name="T15_27"><text:s/></text:span><text:span text:style-name="T15_28">été</text:span><text:span text:style-name="T15_29"><text:s/></text:span><text:span text:style-name="T15_30">conçue</text:span><text:span text:style-name="T15_31">.<text:s/></text:span><text:span text:style-name="T15_32">Elle</text:span><text:span text:style-name="T15_33"><text:s/></text:span><text:span text:style-name="T15_34">propose</text:span><text:span text:style-name="T15_35"><text:s/></text:span><text:span text:style-name="T15_36">d</text:span><text:span text:style-name="T15_37">’</text:span><text:span text:style-name="T15_38">abord</text:span><text:span text:style-name="T15_39"><text:s/></text:span><text:span text:style-name="T15_40">la</text:span><text:span text:style-name="T15_41"><text:s/></text:span><text:span text:style-name="T15_42">séparation</text:span><text:span text:style-name="T15_43"><text:s/></text:span><text:span text:style-name="T15_44">du</text:span><text:span text:style-name="T15_45"><text:s/></text:span><text:span text:style-name="T15_46">plan</text:span><text:span text:style-name="T15_47"><text:s/></text:span><text:span text:style-name="T15_48">de</text:span><text:span text:style-name="T15_49"><text:s/></text:span><text:span text:style-name="T15_50">contrôle</text:span><text:span text:style-name="T15_51"><text:s/></text:span><text:span text:style-name="T15_52">de</text:span><text:span text:style-name="T15_53"><text:s/></text:span><text:span text:style-name="T15_54">celui</text:span><text:span text:style-name="T15_55"><text:s/></text:span><text:span text:style-name="T15_56">de</text:span><text:span text:style-name="T15_57"><text:s/></text:span><text:span text:style-name="T15_58">la</text:span><text:span text:style-name="T15_59"><text:s/></text:span><text:span text:style-name="T15_60">transmission</text:span><text:span text:style-name="T15_61">,<text:s/></text:span><text:span text:style-name="T15_62">ensuite</text:span><text:span text:style-name="T15_63"><text:s/></text:span><text:span text:style-name="T15_64">la</text:span><text:span text:style-name="T15_65"><text:s/></text:span><text:span text:style-name="T15_66">centralisation</text:span><text:span text:style-name="T15_67"><text:s/></text:span><text:span text:style-name="T15_68">du</text:span><text:span text:style-name="T15_69"><text:s/></text:span><text:span text:style-name="T15_70">contrôle</text:span><text:span text:style-name="T15_71">.<text:s/></text:span><text:span text:style-name="T15_72">Cela</text:span><text:span text:style-name="T15_73"><text:s/></text:span><text:span text:style-name="T15_74">permettrait</text:span><text:span text:style-name="T15_75"><text:s/></text:span><text:span text:style-name="T15_76">la</text:span><text:span text:style-name="T15_77"><text:s/></text:span><text:span text:style-name="T15_78">constitution</text:span><text:span text:style-name="T15_79"><text:s/></text:span><text:span text:style-name="T15_80">de</text:span><text:span text:style-name="T15_81"><text:s/></text:span><text:span text:style-name="T15_82">la</text:span><text:span text:style-name="T15_83"><text:s/></text:span><text:span text:style-name="T15_84">vue</text:span><text:span text:style-name="T15_85"><text:s/></text:span><text:span text:style-name="T15_86">globale</text:span><text:span text:style-name="T15_87"><text:s/></text:span><text:span text:style-name="T15_88">du</text:span><text:span text:style-name="T15_89"><text:s/></text:span><text:span text:style-name="T15_90">réseau</text:span><text:span text:style-name="T15_91"><text:s/></text:span><text:span text:style-name="T15_92">ce</text:span><text:span text:style-name="T15_93"><text:s/></text:span><text:span text:style-name="T15_94">qui</text:span><text:span text:style-name="T15_95"><text:s/></text:span><text:span text:style-name="T15_96">faciliterait</text:span><text:span text:style-name="T15_97"><text:s/></text:span><text:span text:style-name="T15_98">la</text:span><text:span text:style-name="T15_99"><text:s/></text:span><text:span text:style-name="T15_100">prise</text:span><text:span text:style-name="T15_101"><text:s/></text:span><text:span text:style-name="T15_102">de</text:span><text:span text:style-name="T15_103"><text:s/></text:span><text:span text:style-name="T15_104">décisions</text:span><text:span text:style-name="T15_105">.<text:s/></text:span><text:span text:style-name="T15_106">Dans</text:span><text:span text:style-name="T15_107"><text:s/></text:span><text:span text:style-name="T15_108">ce</text:span><text:span text:style-name="T15_109"><text:s/></text:span><text:span text:style-name="T15_110">cadre</text:span><text:span text:style-name="T15_111">,<text:s/></text:span><text:span text:style-name="T15_112">les</text:span><text:span text:style-name="T15_113"><text:s/></text:span><text:span text:style-name="T15_114">noeuds</text:span><text:span text:style-name="T15_115"><text:s/></text:span><text:span text:style-name="T15_116">sont</text:span><text:span text:style-name="T15_117"><text:s/></text:span><text:span text:style-name="T15_118">moins</text:span><text:span text:style-name="T15_119"><text:s/></text:span><text:span text:style-name="T15_120">complexes</text:span><text:span text:style-name="T15_121"><text:s/></text:span><text:span text:style-name="T15_122">ayant</text:span><text:span text:style-name="T15_123"><text:s/></text:span><text:span text:style-name="T15_124">uniquement</text:span><text:span text:style-name="T15_125"><text:s/></text:span><text:span text:style-name="T15_126">le</text:span><text:span text:style-name="T15_127"><text:s/></text:span><text:span text:style-name="T15_128">travail</text:span><text:span text:style-name="T15_129"><text:s/></text:span><text:span text:style-name="T15_130">de</text:span><text:span text:style-name="T15_131"><text:s/></text:span><text:span text:style-name="T15_132">retransmission</text:span><text:span text:style-name="T15_133"><text:s/></text:span><text:span text:style-name="T15_134">à</text:span><text:span text:style-name="T15_135"><text:s/></text:span><text:span text:style-name="T15_136">réaliser</text:span><text:span text:style-name="T15_137">.<text:s/></text:span><text:span text:style-name="T15_138">Cette</text:span><text:span text:style-name="T15_139"><text:s/></text:span><text:span text:style-name="T15_140">architecture</text:span><text:span text:style-name="T15_141"><text:s/></text:span><text:span text:style-name="T15_142">apporte</text:span><text:span text:style-name="T15_143"><text:s/></text:span><text:span text:style-name="T15_144">aussi</text:span><text:span text:style-name="T15_145"><text:s/></text:span><text:span text:style-name="T15_146">l</text:span><text:span text:style-name="T15_147">’</text:span><text:span text:style-name="T15_148">avantage</text:span><text:span text:style-name="T15_149"><text:s/></text:span><text:span text:style-name="T15_150">de</text:span><text:span text:style-name="T15_151"><text:s/></text:span><text:span text:style-name="T15_152">permettre</text:span><text:span text:style-name="T15_153"><text:s/></text:span><text:span text:style-name="T15_154">les</text:span><text:span text:style-name="T15_155"><text:s/></text:span><text:span text:style-name="T15_156">applications</text:span><text:span text:style-name="T15_157"><text:s/></text:span><text:span text:style-name="T15_158">de</text:span><text:span text:style-name="T15_159"><text:s/></text:span><text:span text:style-name="T15_160">contrôler</text:span><text:span text:style-name="T15_161"><text:s/></text:span><text:span text:style-name="T15_162">les</text:span><text:span text:style-name="T15_163"><text:s/></text:span><text:span text:style-name="T15_164">ressources</text:span><text:span text:style-name="T15_165"><text:s/></text:span><text:span text:style-name="T15_166">du</text:span><text:span text:style-name="T15_167"><text:s/></text:span><text:span text:style-name="T15_168">réseau</text:span><text:span text:style-name="T15_169"><text:s/></text:span><text:span text:style-name="T15_170">et</text:span><text:span text:style-name="T15_171"><text:s/></text:span><text:span text:style-name="T15_172">participer</text:span><text:span text:style-name="T15_173"><text:s/></text:span><text:span text:style-name="T15_174">dans</text:span><text:span text:style-name="T15_175"><text:s/></text:span><text:span text:style-name="T15_176">les</text:span><text:span text:style-name="T15_177"><text:s/></text:span><text:span text:style-name="T15_178">décisions</text:span><text:span text:style-name="T15_179"><text:s/></text:span><text:span text:style-name="T15_180">de</text:span><text:span text:style-name="T15_181"><text:s/></text:span><text:span text:style-name="T15_182">transmission</text:span><text:span text:style-name="T15_183">.<text:s/></text:span><text:span text:style-name="T15_184">Ces</text:span><text:span text:style-name="T15_185"><text:s/></text:span><text:span text:style-name="T15_186">caractéristiques</text:span><text:span text:style-name="T15_187"><text:s/></text:span><text:span text:style-name="T15_188">rendent</text:span><text:span text:style-name="T15_189"><text:s/></text:span><text:span text:style-name="T15_190">les</text:span><text:span text:style-name="T15_191"><text:s/></text:span><text:span text:style-name="T15_192">systèmes</text:span><text:span text:style-name="T15_193"><text:s/></text:span><text:span text:style-name="T15_194">réseaux</text:span><text:span text:style-name="T15_195"><text:s/></text:span><text:span text:style-name="T15_196">plus</text:span><text:span text:style-name="T15_197"><text:s/></text:span><text:span text:style-name="T15_198">flexibles</text:span><text:span text:style-name="T15_199">,<text:s/></text:span><text:span text:style-name="T15_200">ce</text:span><text:span text:style-name="T15_201"><text:s/></text:span><text:span text:style-name="T15_202">qui</text:span><text:span text:style-name="T15_203"><text:s/></text:span><text:span text:style-name="T15_204">correspond</text:span><text:span text:style-name="T15_205"><text:s/></text:span><text:span text:style-name="T15_206">mieux</text:span><text:span text:style-name="T15_207"><text:s/></text:span><text:span text:style-name="T15_208">au</text:span><text:span text:style-name="T15_209"><text:s/></text:span><text:span text:style-name="T15_210">scénario</text:span><text:span text:style-name="T15_211"><text:s/></text:span><text:span text:style-name="T15_212">actuel</text:span><text:span text:style-name="T15_213"><text:s/></text:span><text:span text:style-name="T15_214">où</text:span><text:span text:style-name="T15_215"><text:s/></text:span><text:span text:style-name="T15_216">les</text:span><text:span text:style-name="T15_217"><text:s/></text:span><text:span text:style-name="T15_218">Systèmes</text:span><text:span text:style-name="T15_219"><text:s/></text:span><text:span text:style-name="T15_220">d</text:span><text:span text:style-name="T15_221">’</text:span><text:span text:style-name="T15_222">Information</text:span><text:span text:style-name="T15_223"><text:s/></text:span><text:span text:style-name="T15_224">deviennent</text:span><text:span text:style-name="T15_225"><text:s/></text:span><text:span text:style-name="T15_226">de</text:span><text:span text:style-name="T15_227"><text:s/></text:span><text:span text:style-name="T15_228">plus</text:span><text:span text:style-name="T15_229"><text:s/></text:span><text:span text:style-name="T15_230">en</text:span><text:span text:style-name="T15_231"><text:s/></text:span><text:span text:style-name="T15_232">plus</text:span><text:span text:style-name="T15_233"><text:s/></text:span><text:span text:style-name="T15_234">dynamique</text:span><text:span text:style-name="T15_235">.</text:span></text:p>
      <text:h text:style-name="P16" text:outline-level="10"><text:bookmark-start text:name="h.9dxgeku0zlh0"/><text:bookmark-end text:name="h.9dxgeku0zlh0"/><text:span text:style-name="T16_1">Openflow</text:span></text:h>
      <text:p text:style-name="P17"><text:span text:style-name="T17_1"><text:tab/></text:span><text:span text:style-name="T17_2">Openflow</text:span><text:span text:style-name="T17_3"><text:s/></text:span><text:span text:style-name="T17_4">est</text:span><text:span text:style-name="T17_5"><text:s/></text:span><text:span text:style-name="T17_6">le</text:span><text:span text:style-name="T17_7"><text:s/></text:span><text:span text:style-name="T17_8">premier</text:span><text:span text:style-name="T17_9"><text:s/></text:span><text:span text:style-name="T17_10">standard</text:span><text:span text:style-name="T17_11"><text:s/></text:span><text:span text:style-name="T17_12">ouvert</text:span><text:span text:style-name="T17_13"><text:s/></text:span><text:span text:style-name="T17_14">pour</text:span><text:span text:style-name="T17_15"><text:s/></text:span><text:span text:style-name="T17_16">la</text:span><text:span text:style-name="T17_17"><text:s/></text:span><text:span text:style-name="T17_18">mis</text:span><text:span text:style-name="T17_19"><text:s/></text:span><text:span text:style-name="T17_20">en</text:span><text:span text:style-name="T17_21"><text:s/></text:span><text:span text:style-name="T17_22">oeuvre</text:span><text:span text:style-name="T17_23"><text:s/></text:span><text:span text:style-name="T17_24">de</text:span><text:span text:style-name="T17_25"><text:s/></text:span><text:span text:style-name="T17_26">SDN</text:span><text:span text:style-name="T17_27">.</text:span></text:p>
      <text:h text:style-name="P18" text:outline-level="10"><text:bookmark-start text:name="h.lp0wugtwmnz1"/><text:bookmark-end text:name="h.lp0wugtwmnz1"/><text:span text:style-name="T18_1">Références</text:span><text:span text:style-name="T18_2"><text:s/></text:span><text:span text:style-name="T18_3">bibliographiques</text:span><text:span text:style-name="T18_4"><text:s/></text:span><text:span text:style-name="T18_5">repérées</text:span></text:h>
      <text:p text:style-name="P19"/>
      <text:p text:style-name="P20"><text:span text:style-name="T20_1">NADEAU</text:span><text:span text:style-name="T20_2"><text:s/></text:span><text:span text:style-name="T20_3">T</text:span><text:span text:style-name="T20_4">.,<text:s/></text:span><text:span text:style-name="T20_5">GRAY</text:span><text:span text:style-name="T20_6"><text:s/></text:span><text:span text:style-name="T20_7">K</text:span><text:span text:style-name="T20_8">,<text:s/></text:span><text:span text:style-name="T20_9">SDN</text:span><text:span text:style-name="T20_10"><text:s/>:<text:s/></text:span><text:span text:style-name="T20_11">Software</text:span><text:span text:style-name="T20_12"><text:s/></text:span><text:span text:style-name="T20_13">Defined</text:span><text:span text:style-name="T20_14"><text:s/></text:span><text:span text:style-name="T20_15">Networks</text:span><text:span text:style-name="T20_16"><text:s/>–<text:s/></text:span><text:span text:style-name="T20_17">An</text:span><text:span text:style-name="T20_18"><text:s/></text:span><text:span text:style-name="T20_19">authoritative</text:span><text:span text:style-name="T20_20"><text:s/></text:span><text:span text:style-name="T20_21">review</text:span><text:span text:style-name="T20_22"><text:s/></text:span><text:span text:style-name="T20_23">of</text:span><text:span text:style-name="T20_24"><text:s/></text:span><text:span text:style-name="T20_25">network</text:span><text:span text:style-name="T20_26"><text:s/></text:span><text:span text:style-name="T20_27">programmaticability</text:span><text:span text:style-name="T20_28"><text:s/></text:span><text:span text:style-name="T20_29">techonologies</text:span><text:span text:style-name="T20_30">,<text:s/></text:span><text:span text:style-name="T20_31">O</text:span><text:span text:style-name="T20_32">’</text:span><text:span text:style-name="T20_33">Reilly</text:span><text:span text:style-name="T20_34">,<text:s/></text:span><text:span text:style-name="T20_35">Août</text:span><text:span text:style-name="T20_36"><text:s/>2013</text:span></text:p>
      <text:p text:style-name="P21"/>
      <text:p text:style-name="P22"><text:span text:style-name="T22_1">Sites</text:span><text:span text:style-name="T22_2"><text:s/></text:span><text:span text:style-name="T22_3">web</text:span><text:span text:style-name="T22_4"><text:s/></text:span><text:span text:style-name="T22_5">consultés</text:span><text:span text:style-name="T22_6"><text:s/></text:span><text:span text:style-name="T22_7">le</text:span><text:span text:style-name="T22_8"><text:s/>12<text:s/></text:span><text:span text:style-name="T22_9">janvier</text:span><text:span text:style-name="T22_10"><text:s/>2014<text:s/>:</text:span></text:p>
      <text:p text:style-name="P23"/>
      <text:p text:style-name="P24"><text:span text:style-name="T24_1"><text:a xlink:type="simple" xlink:href="http://www.sdncentral.com/"><text:span text:style-name="T24_2">http</text:span></text:a></text:span><text:span text:style-name="T24_3"><text:a xlink:type="simple" xlink:href="http://www.sdncentral.com/"><text:span text:style-name="T24_4">://</text:span></text:a></text:span><text:span text:style-name="T24_5"><text:a xlink:type="simple" xlink:href="http://www.sdncentral.com/"><text:span text:style-name="T24_6">www</text:span></text:a></text:span><text:span text:style-name="T24_7"><text:a xlink:type="simple" xlink:href="http://www.sdncentral.com/"><text:span text:style-name="T24_8">.</text:span></text:a></text:span><text:span text:style-name="T24_9"><text:a xlink:type="simple" xlink:href="http://www.sdncentral.com/"><text:span text:style-name="T24_10">sdncentral</text:span></text:a></text:span><text:span text:style-name="T24_11"><text:a xlink:type="simple" xlink:href="http://www.sdncentral.com/"><text:span text:style-name="T24_12">.</text:span></text:a></text:span><text:span text:style-name="T24_13"><text:a xlink:type="simple" xlink:href="http://www.sdncentral.com/"><text:span text:style-name="T24_14">com</text:span></text:a></text:span><text:span text:style-name="T24_15"><text:a xlink:type="simple" xlink:href="http://www.sdncentral.com/"><text:span text:style-name="T24_16">/</text:span></text:a></text:span></text:p>
      <text:p text:style-name="P25"/>
      <text:p text:style-name="P26"><text:span text:style-name="T26_1"><text:a xlink:type="simple" xlink:href="https://www.opennetworking.org/sdn-resources/sdn-definition"><text:span text:style-name="T26_2">https</text:span></text:a></text:span><text:span text:style-name="T26_3"><text:a xlink:type="simple" xlink:href="https://www.opennetworking.org/sdn-resources/sdn-definition"><text:span text:style-name="T26_4">://</text:span></text:a></text:span><text:span text:style-name="T26_5"><text:a xlink:type="simple" xlink:href="https://www.opennetworking.org/sdn-resources/sdn-definition"><text:span text:style-name="T26_6">www</text:span></text:a></text:span><text:span text:style-name="T26_7"><text:a xlink:type="simple" xlink:href="https://www.opennetworking.org/sdn-resources/sdn-definition"><text:span text:style-name="T26_8">.</text:span></text:a></text:span><text:span text:style-name="T26_9"><text:a xlink:type="simple" xlink:href="https://www.opennetworking.org/sdn-resources/sdn-definition"><text:span text:style-name="T26_10">opennetworking</text:span></text:a></text:span><text:span text:style-name="T26_11"><text:a xlink:type="simple" xlink:href="https://www.opennetworking.org/sdn-resources/sdn-definition"><text:span text:style-name="T26_12">.</text:span></text:a></text:span><text:span text:style-name="T26_13"><text:a xlink:type="simple" xlink:href="https://www.opennetworking.org/sdn-resources/sdn-definition"><text:span text:style-name="T26_14">org</text:span></text:a></text:span><text:span text:style-name="T26_15"><text:a xlink:type="simple" xlink:href="https://www.opennetworking.org/sdn-resources/sdn-definition"><text:span text:style-name="T26_16">/</text:span></text:a></text:span><text:span text:style-name="T26_17"><text:a xlink:type="simple" xlink:href="https://www.opennetworking.org/sdn-resources/sdn-definition"><text:span text:style-name="T26_18">sdn</text:span></text:a></text:span><text:span text:style-name="T26_19"><text:a xlink:type="simple" xlink:href="https://www.opennetworking.org/sdn-resources/sdn-definition"><text:span text:style-name="T26_20">-</text:span></text:a></text:span><text:span text:style-name="T26_21"><text:a xlink:type="simple" xlink:href="https://www.opennetworking.org/sdn-resources/sdn-definition"><text:span text:style-name="T26_22">resources</text:span></text:a></text:span><text:span text:style-name="T26_23"><text:a xlink:type="simple" xlink:href="https://www.opennetworking.org/sdn-resources/sdn-definition"><text:span text:style-name="T26_24">/</text:span></text:a></text:span><text:span text:style-name="T26_25"><text:a xlink:type="simple" xlink:href="https://www.opennetworking.org/sdn-resources/sdn-definition"><text:span text:style-name="T26_26">sdn</text:span></text:a></text:span><text:span text:style-name="T26_27"><text:a xlink:type="simple" xlink:href="https://www.opennetworking.org/sdn-resources/sdn-definition"><text:span text:style-name="T26_28">-</text:span></text:a></text:span><text:span text:style-name="T26_29"><text:a xlink:type="simple" xlink:href="https://www.opennetworking.org/sdn-resources/sdn-definition"><text:span text:style-name="T26_30">definition</text:span></text:a></text:span></text:p>
      <text:p text:style-name="P27"/>
      <text:p text:style-name="P28"><text:span text:style-name="T28_1"><text:a xlink:type="simple" xlink:href="http://networkstatic.net/how-to-build-an-sdn-lab-without-needing-openflow-hardwar/"><text:span text:style-name="T28_2">http</text:span></text:a></text:span><text:span text:style-name="T28_3"><text:a xlink:type="simple" xlink:href="http://networkstatic.net/how-to-build-an-sdn-lab-without-needing-openflow-hardwar/"><text:span text:style-name="T28_4">://</text:span></text:a></text:span><text:span text:style-name="T28_5"><text:a xlink:type="simple" xlink:href="http://networkstatic.net/how-to-build-an-sdn-lab-without-needing-openflow-hardwar/"><text:span text:style-name="T28_6">networkstatic</text:span></text:a></text:span><text:span text:style-name="T28_7"><text:a xlink:type="simple" xlink:href="http://networkstatic.net/how-to-build-an-sdn-lab-without-needing-openflow-hardwar/"><text:span text:style-name="T28_8">.</text:span></text:a></text:span><text:span text:style-name="T28_9"><text:a xlink:type="simple" xlink:href="http://networkstatic.net/how-to-build-an-sdn-lab-without-needing-openflow-hardwar/"><text:span text:style-name="T28_10">net</text:span></text:a></text:span><text:span text:style-name="T28_11"><text:a xlink:type="simple" xlink:href="http://networkstatic.net/how-to-build-an-sdn-lab-without-needing-openflow-hardwar/"><text:span text:style-name="T28_12">/</text:span></text:a></text:span><text:span text:style-name="T28_13"><text:a xlink:type="simple" xlink:href="http://networkstatic.net/how-to-build-an-sdn-lab-without-needing-openflow-hardwar/"><text:span text:style-name="T28_14">how</text:span></text:a></text:span><text:span text:style-name="T28_15"><text:a xlink:type="simple" xlink:href="http://networkstatic.net/how-to-build-an-sdn-lab-without-needing-openflow-hardwar/"><text:span text:style-name="T28_16">-</text:span></text:a></text:span><text:span text:style-name="T28_17"><text:a xlink:type="simple" xlink:href="http://networkstatic.net/how-to-build-an-sdn-lab-without-needing-openflow-hardwar/"><text:span text:style-name="T28_18">to</text:span></text:a></text:span><text:span text:style-name="T28_19"><text:a xlink:type="simple" xlink:href="http://networkstatic.net/how-to-build-an-sdn-lab-without-needing-openflow-hardwar/"><text:span text:style-name="T28_20">-</text:span></text:a></text:span><text:span text:style-name="T28_21"><text:a xlink:type="simple" xlink:href="http://networkstatic.net/how-to-build-an-sdn-lab-without-needing-openflow-hardwar/"><text:span text:style-name="T28_22">build</text:span></text:a></text:span><text:span text:style-name="T28_23"><text:a xlink:type="simple" xlink:href="http://networkstatic.net/how-to-build-an-sdn-lab-without-needing-openflow-hardwar/"><text:span text:style-name="T28_24">-</text:span></text:a></text:span><text:span text:style-name="T28_25"><text:a xlink:type="simple" xlink:href="http://networkstatic.net/how-to-build-an-sdn-lab-without-needing-openflow-hardwar/"><text:span text:style-name="T28_26">an</text:span></text:a></text:span><text:span text:style-name="T28_27"><text:a xlink:type="simple" xlink:href="http://networkstatic.net/how-to-build-an-sdn-lab-without-needing-openflow-hardwar/"><text:span text:style-name="T28_28">-</text:span></text:a></text:span><text:span text:style-name="T28_29"><text:a xlink:type="simple" xlink:href="http://networkstatic.net/how-to-build-an-sdn-lab-without-needing-openflow-hardwar/"><text:span text:style-name="T28_30">sdn</text:span></text:a></text:span><text:span text:style-name="T28_31"><text:a xlink:type="simple" xlink:href="http://networkstatic.net/how-to-build-an-sdn-lab-without-needing-openflow-hardwar/"><text:span text:style-name="T28_32">-</text:span></text:a></text:span><text:span text:style-name="T28_33"><text:a xlink:type="simple" xlink:href="http://networkstatic.net/how-to-build-an-sdn-lab-without-needing-openflow-hardwar/"><text:span text:style-name="T28_34">lab</text:span></text:a></text:span><text:span text:style-name="T28_35"><text:a xlink:type="simple" xlink:href="http://networkstatic.net/how-to-build-an-sdn-lab-without-needing-openflow-hardwar/"><text:span text:style-name="T28_36">-</text:span></text:a></text:span><text:span text:style-name="T28_37"><text:a xlink:type="simple" xlink:href="http://networkstatic.net/how-to-build-an-sdn-lab-without-needing-openflow-hardwar/"><text:span text:style-name="T28_38">without</text:span></text:a></text:span><text:span text:style-name="T28_39"><text:a xlink:type="simple" xlink:href="http://networkstatic.net/how-to-build-an-sdn-lab-without-needing-openflow-hardwar/"><text:span text:style-name="T28_40">-</text:span></text:a></text:span><text:span text:style-name="T28_41"><text:a xlink:type="simple" xlink:href="http://networkstatic.net/how-to-build-an-sdn-lab-without-needing-openflow-hardwar/"><text:span text:style-name="T28_42">needing</text:span></text:a></text:span><text:span text:style-name="T28_43"><text:a xlink:type="simple" xlink:href="http://networkstatic.net/how-to-build-an-sdn-lab-without-needing-openflow-hardwar/"><text:span text:style-name="T28_44">-</text:span></text:a></text:span><text:span text:style-name="T28_45"><text:a xlink:type="simple" xlink:href="http://networkstatic.net/how-to-build-an-sdn-lab-without-needing-openflow-hardwar/"><text:span text:style-name="T28_46">openflow</text:span></text:a></text:span><text:span text:style-name="T28_47"><text:a xlink:type="simple" xlink:href="http://networkstatic.net/how-to-build-an-sdn-lab-without-needing-openflow-hardwar/"><text:span text:style-name="T28_48">-</text:span></text:a></text:span><text:span text:style-name="T28_49"><text:a xlink:type="simple" xlink:href="http://networkstatic.net/how-to-build-an-sdn-lab-without-needing-openflow-hardwar/"><text:span text:style-name="T28_50">hardwar</text:span></text:a></text:span><text:span text:style-name="T28_51"><text:a xlink:type="simple" xlink:href="http://networkstatic.net/how-to-build-an-sdn-lab-without-needing-openflow-hardwar/"><text:span text:style-name="T28_52">/</text:span></text:a></text:span></text:p>
      <text:p text:style-name="P29"/>
      <text:p text:style-name="P30"><text:span text:style-name="T30_1"><text:a xlink:type="simple" xlink:href="http://packetlife.net/blog/2013/may/2/what-hell-sdn/"><text:span text:style-name="T30_2">http</text:span></text:a></text:span><text:span text:style-name="T30_3"><text:a xlink:type="simple" xlink:href="http://packetlife.net/blog/2013/may/2/what-hell-sdn/"><text:span text:style-name="T30_4">://</text:span></text:a></text:span><text:span text:style-name="T30_5"><text:a xlink:type="simple" xlink:href="http://packetlife.net/blog/2013/may/2/what-hell-sdn/"><text:span text:style-name="T30_6">packetlife</text:span></text:a></text:span><text:span text:style-name="T30_7"><text:a xlink:type="simple" xlink:href="http://packetlife.net/blog/2013/may/2/what-hell-sdn/"><text:span text:style-name="T30_8">.</text:span></text:a></text:span><text:span text:style-name="T30_9"><text:a xlink:type="simple" xlink:href="http://packetlife.net/blog/2013/may/2/what-hell-sdn/"><text:span text:style-name="T30_10">net</text:span></text:a></text:span><text:span text:style-name="T30_11"><text:a xlink:type="simple" xlink:href="http://packetlife.net/blog/2013/may/2/what-hell-sdn/"><text:span text:style-name="T30_12">/</text:span></text:a></text:span><text:span text:style-name="T30_13"><text:a xlink:type="simple" xlink:href="http://packetlife.net/blog/2013/may/2/what-hell-sdn/"><text:span text:style-name="T30_14">blog</text:span></text:a></text:span><text:span text:style-name="T30_15"><text:a xlink:type="simple" xlink:href="http://packetlife.net/blog/2013/may/2/what-hell-sdn/"><text:span text:style-name="T30_16">/2013/</text:span></text:a></text:span><text:span text:style-name="T30_17"><text:a xlink:type="simple" xlink:href="http://packetlife.net/blog/2013/may/2/what-hell-sdn/"><text:span text:style-name="T30_18">may</text:span></text:a></text:span><text:span text:style-name="T30_19"><text:a xlink:type="simple" xlink:href="http://packetlife.net/blog/2013/may/2/what-hell-sdn/"><text:span text:style-name="T30_20">/2/</text:span></text:a></text:span><text:span text:style-name="T30_21"><text:a xlink:type="simple" xlink:href="http://packetlife.net/blog/2013/may/2/what-hell-sdn/"><text:span text:style-name="T30_22">what</text:span></text:a></text:span><text:span text:style-name="T30_23"><text:a xlink:type="simple" xlink:href="http://packetlife.net/blog/2013/may/2/what-hell-sdn/"><text:span text:style-name="T30_24">-</text:span></text:a></text:span><text:span text:style-name="T30_25"><text:a xlink:type="simple" xlink:href="http://packetlife.net/blog/2013/may/2/what-hell-sdn/"><text:span text:style-name="T30_26">hell</text:span></text:a></text:span><text:span text:style-name="T30_27"><text:a xlink:type="simple" xlink:href="http://packetlife.net/blog/2013/may/2/what-hell-sdn/"><text:span text:style-name="T30_28">-</text:span></text:a></text:span><text:span text:style-name="T30_29"><text:a xlink:type="simple" xlink:href="http://packetlife.net/blog/2013/may/2/what-hell-sdn/"><text:span text:style-name="T30_30">sdn</text:span></text:a></text:span><text:span text:style-name="T30_31"><text:a xlink:type="simple" xlink:href="http://packetlife.net/blog/2013/may/2/what-hell-sdn/"><text:span text:style-name="T30_32">/</text:span></text:a></text:span></text:p>
      <text:p text:style-name="P31"/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